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d8d8d8" draw:stroke-linejoin="round" svg:stroke-linecap="butt" draw:fill="none" fo:padding-top="0.018cm" fo:padding-bottom="0.018cm" fo:padding-left="0.018cm" fo:padding-right="0.018cm"/>
    </style:style>
    <style:style style:name="gr2"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3" style:family="graphic" style:parent-style-name="standard">
      <style:graphic-properties draw:stroke="solid" svg:stroke-width="0.037cm" svg:stroke-color="#b3b3b3" draw:stroke-linejoin="round" svg:stroke-linecap="butt" draw:fill="none" fo:padding-top="0.018cm" fo:padding-bottom="0.018cm" fo:padding-left="0.018cm" fo:padding-right="0.018cm"/>
    </style:style>
    <style:style style:name="gr4"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5"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6"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none"/>
    </style:style>
    <style:style style:name="P2" style:family="paragraph">
      <loext:graphic-properties draw:fill="none"/>
      <style:text-properties fo:color="#000000" style:font-name="Arial" fo:font-size="12pt"/>
    </style:style>
    <style:style style:name="P3" style:family="paragraph">
      <style:paragraph-properties fo:text-align="start" style:writing-mode="lr-tb"/>
      <style:text-properties fo:color="#000000" style:font-name="Arial" fo:font-size="12pt"/>
    </style:style>
    <style:style style:name="P4" style:family="paragraph">
      <loext:graphic-properties draw:fill="none"/>
      <style:paragraph-properties fo:text-align="start" style:writing-mode="lr-tb"/>
      <style:text-properties fo:color="#000000" style:font-name="Arial" fo:font-size="12pt" style:font-size-asian="10pt" style:font-size-complex="10pt"/>
    </style:style>
    <style:style style:name="P5" style:family="paragraph">
      <loext:graphic-properties draw:fill="none"/>
      <style:paragraph-properties fo:text-align="start" style:writing-mode="lr-tb"/>
      <style:text-properties fo:color="#000000" style:font-name="Arial" fo:font-size="12pt" style:font-size-asian="12pt" style:font-size-complex="12pt"/>
    </style:style>
    <style:style style:name="T1" style:family="text">
      <style:text-properties style:font-size-asian="10pt" style:font-name-complex="Arial1" style:font-size-complex="10pt"/>
    </style:style>
    <style:style style:name="T2" style:family="text">
      <style:text-properties style:font-size-asian="12pt" style:font-name-complex="Arial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1.713cm" svg:y1="11.505cm" svg:x2="24.501cm" svg:y2="11.505cm">
          <text:p/>
        </draw:line>
        <draw:line draw:style-name="gr1" draw:text-style-name="P1" draw:layer="layout" svg:x1="1.713cm" svg:y1="7.215cm" svg:x2="24.501cm" svg:y2="7.215cm">
          <text:p/>
        </draw:line>
        <draw:line draw:style-name="gr1" draw:text-style-name="P1" draw:layer="layout" svg:x1="1.713cm" svg:y1="2.925cm" svg:x2="24.501cm" svg:y2="2.925cm">
          <text:p/>
        </draw:line>
        <draw:line draw:style-name="gr2" draw:text-style-name="P2" draw:layer="layout" svg:x1="5cm" svg:y1="1.988cm" svg:x2="5.452cm" svg:y2="9.415cm">
          <text:p/>
        </draw:line>
        <draw:polyline draw:style-name="gr2" draw:text-style-name="P2" draw:layer="layout" svg:width="13.961cm" svg:height="3.728cm" svg:x="6.351cm" svg:y="8.748cm" svg:viewBox="0 0 13962 3729" draw:points="0,0 451,477 902,1272 1352,1123 1803,1145 2253,1251 2704,1415 3154,1271 3604,926 4055,1042 4505,1004 4955,1166 5405,1427 5856,1433 6306,1792 6757,1468 7207,1443 7657,1744 8108,1634 8558,1900 9008,1918 9459,2433 9909,1462 10360,1089 10810,1579 11260,806 11711,1391 12161,1301 12611,3729 13062,1312 13512,1329 13962,1371">
          <text:p/>
        </draw:polyline>
        <draw:polyline draw:style-name="gr2" draw:text-style-name="P2" draw:layer="layout" svg:width="1.351cm" svg:height="1.02cm" svg:x="21.213cm" svg:y="9.646cm" svg:viewBox="0 0 1352 1021" draw:points="0,0 450,922 901,1021 1352,559">
          <text:p/>
        </draw:polyline>
        <draw:line draw:style-name="gr3" draw:text-style-name="P2" draw:layer="layout" svg:x1="5cm" svg:y1="1.988cm" svg:x2="5.452cm" svg:y2="9.54cm">
          <text:p/>
        </draw:line>
        <draw:polyline draw:style-name="gr3" draw:text-style-name="P2" draw:layer="layout" svg:width="13.961cm" svg:height="4.511cm" svg:x="6.351cm" svg:y="9.899cm" svg:viewBox="0 0 13962 4512" draw:points="0,0 451,276 902,439 1352,865 1803,776 2253,984 2704,921 3154,1095 3604,1068 4055,1438 4505,1419 4955,1328 5405,1385 5856,1424 6306,1287 6757,1382 7207,1451 7657,1187 8108,1409 8558,1422 9008,1059 9459,1834 9909,4512 10360,1630 10810,1639 11260,1907 11711,2254 12161,2343 12611,2578 13062,948 13512,984 13962,1195">
          <text:p/>
        </draw:polyline>
        <draw:polyline draw:style-name="gr3" draw:text-style-name="P2" draw:layer="layout" svg:width="1.351cm" svg:height="1.02cm" svg:x="21.213cm" svg:y="9.646cm" svg:viewBox="0 0 1352 1021" draw:points="0,0 450,922 901,1021 1352,747">
          <text:p/>
        </draw:polyline>
        <draw:line draw:style-name="gr3" draw:text-style-name="P2" draw:layer="layout" svg:x1="5cm" svg:y1="1.988cm" svg:x2="5.452cm" svg:y2="9.172cm">
          <text:p/>
        </draw:line>
        <draw:polyline draw:style-name="gr3" draw:text-style-name="P2" draw:layer="layout" svg:width="13.961cm" svg:height="9.024cm" svg:x="6.351cm" svg:y="3.452cm" svg:viewBox="0 0 13962 9025" draw:points="0,2998 451,0 902,4628 1352,2213 1803,2969 2253,2612 2704,5611 3154,5051 3604,4693 4055,4871 4505,3416 4955,5213 5405,5409 5856,2722 6306,5907 6757,2807 7207,2796 7657,2991 8108,2915 8558,3343 9008,6443 9459,4658 9909,4104 10360,4128 10810,4457 11260,4427 11711,5099 12161,5079 12611,9025 13062,5298 13512,5640 13962,6179">
          <text:p/>
        </draw:polyline>
        <draw:polyline draw:style-name="gr3" draw:text-style-name="P2" draw:layer="layout" svg:width="1.351cm" svg:height="1.02cm" svg:x="21.213cm" svg:y="9.646cm" svg:viewBox="0 0 1352 1021" draw:points="0,0 450,922 901,1021 1352,464">
          <text:p/>
        </draw:polyline>
        <draw:frame draw:style-name="gr4" draw:text-style-name="P4" draw:layer="layout" svg:width="0.352cm" svg:height="0.475cm" svg:x="1.343cm" svg:y="11.313cm">
          <draw:text-box>
            <text:p text:style-name="P3"><text:span text:style-name="T1">0</text:span></text:p>
          </draw:text-box>
        </draw:frame>
        <draw:frame draw:style-name="gr4" draw:text-style-name="P4" draw:layer="layout" svg:width="0.476cm" svg:height="0.475cm" svg:x="1.147cm" svg:y="7.022cm">
          <draw:text-box>
            <text:p text:style-name="P3"><text:span text:style-name="T1">20</text:span></text:p>
          </draw:text-box>
        </draw:frame>
        <draw:line draw:style-name="gr5" draw:text-style-name="P2" draw:layer="layout" svg:x1="1.616cm" svg:y1="11.505cm" svg:x2="1.713cm" svg:y2="11.505cm">
          <text:p/>
        </draw:line>
        <draw:line draw:style-name="gr5" draw:text-style-name="P2" draw:layer="layout" svg:x1="1.616cm" svg:y1="7.215cm" svg:x2="1.713cm" svg:y2="7.215cm">
          <text:p/>
        </draw:line>
        <draw:line draw:style-name="gr5" draw:text-style-name="P2" draw:layer="layout" svg:x1="1.616cm" svg:y1="2.925cm" svg:x2="1.713cm" svg:y2="2.925cm">
          <text:p/>
        </draw:line>
        <draw:line draw:style-name="gr5" draw:text-style-name="P2" draw:layer="layout" svg:x1="4.099cm" svg:y1="14.885cm" svg:x2="4.099cm" svg:y2="14.789cm">
          <text:p/>
        </draw:line>
        <draw:line draw:style-name="gr5" draw:text-style-name="P2" draw:layer="layout" svg:x1="8.603cm" svg:y1="14.885cm" svg:x2="8.603cm" svg:y2="14.789cm">
          <text:p/>
        </draw:line>
        <draw:line draw:style-name="gr5" draw:text-style-name="P2" draw:layer="layout" svg:x1="13.107cm" svg:y1="14.885cm" svg:x2="13.107cm" svg:y2="14.789cm">
          <text:p/>
        </draw:line>
        <draw:line draw:style-name="gr5" draw:text-style-name="P2" draw:layer="layout" svg:x1="17.61cm" svg:y1="14.885cm" svg:x2="17.61cm" svg:y2="14.789cm">
          <text:p/>
        </draw:line>
        <draw:line draw:style-name="gr5" draw:text-style-name="P2" draw:layer="layout" svg:x1="22.114cm" svg:y1="14.885cm" svg:x2="22.114cm" svg:y2="14.789cm">
          <text:p/>
        </draw:line>
        <draw:frame draw:style-name="gr4" draw:text-style-name="P4" draw:layer="layout" svg:width="0.476cm" svg:height="0.475cm" svg:x="1.147cm" svg:y="2.732cm">
          <draw:text-box>
            <text:p text:style-name="P3"><text:span text:style-name="T1">40</text:span></text:p>
          </draw:text-box>
        </draw:frame>
        <draw:frame draw:style-name="gr4" draw:text-style-name="P4" draw:layer="layout" svg:width="0.95cm" svg:height="0.475cm" svg:x="3.608cm" svg:y="14.996cm">
          <draw:text-box>
            <text:p text:style-name="P3"><text:span text:style-name="T1">1970</text:span></text:p>
          </draw:text-box>
        </draw:frame>
        <draw:frame draw:style-name="gr4" draw:text-style-name="P4" draw:layer="layout" svg:width="0.95cm" svg:height="0.475cm" svg:x="8.111cm" svg:y="14.996cm">
          <draw:text-box>
            <text:p text:style-name="P3"><text:span text:style-name="T1">1980</text:span></text:p>
          </draw:text-box>
        </draw:frame>
        <draw:frame draw:style-name="gr4" draw:text-style-name="P4" draw:layer="layout" svg:width="0.95cm" svg:height="0.475cm" svg:x="12.615cm" svg:y="14.996cm">
          <draw:text-box>
            <text:p text:style-name="P3"><text:span text:style-name="T1">1990</text:span></text:p>
          </draw:text-box>
        </draw:frame>
        <draw:frame draw:style-name="gr4" draw:text-style-name="P4" draw:layer="layout" svg:width="0.95cm" svg:height="0.475cm" svg:x="17.118cm" svg:y="14.996cm">
          <draw:text-box>
            <text:p text:style-name="P3"><text:span text:style-name="T1">2000</text:span></text:p>
          </draw:text-box>
        </draw:frame>
        <draw:frame draw:style-name="gr4" draw:text-style-name="P4" draw:layer="layout" svg:width="0.95cm" svg:height="0.475cm" svg:x="21.622cm" svg:y="14.996cm">
          <draw:text-box>
            <text:p text:style-name="P3"><text:span text:style-name="T1">2010</text:span></text:p>
          </draw:text-box>
        </draw:frame>
        <draw:frame draw:style-name="gr6" draw:text-style-name="P5" draw:layer="layout" svg:width="2.72cm" svg:height="0.475cm" svg:x="11.774cm" svg:y="15.629cm">
          <draw:text-box>
            <text:p text:style-name="P3"><text:span text:style-name="T2">Year of Listing</text:span></text:p>
          </draw:text-box>
        </draw:frame>
        <draw:frame draw:style-name="gr6" draw:text-style-name="P5" draw:layer="layout" svg:width="4.028cm" svg:height="0.475cm" draw:transform="rotate (1.5707963267949) translate (0.113cm 9.627cm)">
          <draw:text-box>
            <text:p text:style-name="P3"><text:span text:style-name="T2">Time−to−plan (year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4.694cm" fo:page-height="16.29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1-25T10:03:01.820970000</dc:date>
    <meta:editing-duration>PT1M12S</meta:editing-duration>
    <meta:editing-cycles>1</meta:editing-cycles>
    <meta:document-statistic meta:object-count="30"/>
    <meta:generator>LibreOffice/5.4.4.2$MacOSX_X86_64 LibreOffice_project/2524958677847fb3bb44820e40380acbe820f960</meta:generator>
  </office:meta>
</office:document-meta>
</file>